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e240d9" style:font-size-asian="10pt" style:font-size-complex="10pt"/>
    </style:style>
    <style:style style:name="P26" style:family="paragraph" style:parent-style-name="Footnote">
      <style:text-properties style:font-name="Liberation Sans" officeooo:paragraph-rsid="1015e93a"/>
    </style:style>
    <style:style style:name="P27" style:family="paragraph" style:parent-style-name="Footnote">
      <style:text-properties style:font-name="Liberation Sans" officeooo:paragraph-rsid="108c34c3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8353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Standard">
      <style:text-properties officeooo:paragraph-rsid="1097b912"/>
    </style:style>
    <style:style style:name="P88" style:family="paragraph" style:parent-style-name="Standard">
      <style:text-properties officeooo:paragraph-rsid="109940d7"/>
    </style:style>
    <style:style style:name="P89" style:family="paragraph" style:parent-style-name="Standard">
      <style:text-properties officeooo:paragraph-rsid="109a5ef3"/>
    </style:style>
    <style:style style:name="P90" style:family="paragraph" style:parent-style-name="Standard">
      <style:text-properties officeooo:paragraph-rsid="10a3f65d"/>
    </style:style>
    <style:style style:name="P91" style:family="paragraph" style:parent-style-name="Standard">
      <style:text-properties officeooo:paragraph-rsid="10ab1f0a"/>
    </style:style>
    <style:style style:name="P92" style:family="paragraph" style:parent-style-name="Standard">
      <style:text-properties officeooo:rsid="10b5b188" officeooo:paragraph-rsid="10b5b188"/>
    </style:style>
    <style:style style:name="P93" style:family="paragraph" style:parent-style-name="Standard">
      <style:text-properties officeooo:paragraph-rsid="10bb6617"/>
    </style:style>
    <style:style style:name="P94" style:family="paragraph" style:parent-style-name="Standard">
      <style:text-properties officeooo:paragraph-rsid="10c51381"/>
    </style:style>
    <style:style style:name="P95" style:family="paragraph" style:parent-style-name="Footnote">
      <style:text-properties officeooo:paragraph-rsid="105c5e96"/>
    </style:style>
    <style:style style:name="P9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Table_20_Contents">
      <style:text-properties officeooo:paragraph-rsid="10da7152"/>
    </style:style>
    <style:style style:name="P99" style:family="paragraph" style:parent-style-name="Standard">
      <style:text-properties officeooo:paragraph-rsid="10c8353c"/>
    </style:style>
    <style:style style:name="P100" style:family="paragraph" style:parent-style-name="Standard">
      <style:text-properties officeooo:paragraph-rsid="0dbec325"/>
    </style:style>
    <style:style style:name="P101" style:family="paragraph" style:parent-style-name="Standard">
      <style:text-properties officeooo:paragraph-rsid="10e03ba9"/>
    </style:style>
    <style:style style:name="P102" style:family="paragraph" style:parent-style-name="Standard">
      <style:text-properties officeooo:paragraph-rsid="10eb1cc2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Liberation Sans" officeooo:rsid="10048e31"/>
    </style:style>
    <style:style style:name="T12" style:family="text">
      <style:text-properties fo:language="nl" fo:country="NL" style:language-asian="nl" style:country-asian="NL"/>
    </style:style>
    <style:style style:name="T13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e03ba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10da715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d869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dbae3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03b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officeooo:rsid="01657261" style:font-size-asian="10pt" style:font-size-complex="10pt"/>
    </style:style>
    <style:style style:name="T16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2" style:family="text">
      <style:text-properties fo:color="#000000" loext:opacity="100%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3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10e240d9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style:font-size-asian="12pt" style:font-size-complex="12pt"/>
    </style:style>
    <style:style style:name="T20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style:font-size-asian="12pt" style:font-size-complex="12pt"/>
    </style:style>
    <style:style style:name="T218" style:family="text">
      <style:text-properties style:use-window-font-color="true" loext:opacity="0%" fo:language="nl" fo:country="NL" officeooo:rsid="0e031d57" style:font-size-asian="12pt" style:language-asian="nl" style:country-asian="NL" style:font-size-complex="12pt"/>
    </style:style>
    <style:style style:name="T219" style:family="text">
      <style:text-properties style:use-window-font-color="true" loext:opacity="0%" fo:language="nl" fo:country="NL" officeooo:rsid="0e050851" style:font-size-asian="12pt" style:language-asian="nl" style:country-asian="NL" style:font-size-complex="12pt" style:language-complex="nl" style:country-complex="NL"/>
    </style:style>
    <style:style style:name="T220" style:family="text">
      <style:text-properties style:use-window-font-color="true" loext:opacity="0%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1" style:family="text">
      <style:text-properties officeooo:rsid="04473353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b5b188" style:font-weight-asian="bold" style:font-weight-complex="bold"/>
    </style:style>
    <style:style style:name="T224" style:family="text">
      <style:text-properties fo:font-weight="bold" officeooo:rsid="10b7d6ce" style:font-weight-asian="bold" style:font-weight-complex="bold"/>
    </style:style>
    <style:style style:name="T225" style:family="text">
      <style:text-properties officeooo:rsid="0aace3cd"/>
    </style:style>
    <style:style style:name="T226" style:family="text">
      <style:text-properties fo:font-size="10pt" officeooo:rsid="04473353" style:font-size-asian="10pt" style:font-size-complex="10pt"/>
    </style:style>
    <style:style style:name="T22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officeooo:rsid="0f95a7a0"/>
    </style:style>
    <style:style style:name="T231" style:family="text">
      <style:text-properties officeooo:rsid="0f8f58bd"/>
    </style:style>
    <style:style style:name="T232" style:family="text">
      <style:text-properties style:font-name="Ubuntu1" fo:font-size="10pt" officeooo:rsid="04473353" style:font-size-asian="10pt" style:font-size-complex="10pt"/>
    </style:style>
    <style:style style:name="T233" style:family="text">
      <style:text-properties officeooo:rsid="101b90cf"/>
    </style:style>
    <style:style style:name="T234" style:family="text">
      <style:text-properties officeooo:rsid="101e15d6"/>
    </style:style>
    <style:style style:name="T235" style:family="text">
      <style:text-properties officeooo:rsid="10048e31"/>
    </style:style>
    <style:style style:name="T236" style:family="text">
      <style:text-properties style:text-underline-style="none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officeooo:rsid="10a19599"/>
    </style:style>
    <style:style style:name="T270" style:family="text">
      <style:text-properties officeooo:rsid="10b5b188"/>
    </style:style>
    <style:style style:name="T271" style:family="text">
      <style:text-properties officeooo:rsid="10b887a8"/>
    </style:style>
    <style:style style:name="T272" style:family="text">
      <style:text-properties officeooo:rsid="10cedf4f"/>
    </style:style>
    <style:style style:name="T273" style:family="text">
      <style:text-properties officeooo:rsid="10048e31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3"><text:span text:style-name="T174">C</text:span><text:span text:style-name="T173">hecklist voor </text:span><text:span text:style-name="T175">de installatie</text:span><text:span text:style-name="T173">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T177"><text:note text:id="ftn1" text:note-class="footnote"><text:note-citation>1</text:note-citation><text:note-body><text:p text:style-name="P27"><text:span text:style-name="T245">D</text:span><text:span text:style-name="T246">eze </text:span><text:span text:style-name="Strong_20_Emphasis"><text:span text:style-name="T243"><text:user-field-get text:name="Distro">Debian</text:user-field-get></text:span></text:span><text:span text:style-name="T247"><text:s/></text:span><text:span text:style-name="T253"><text:user-field-get text:name="Version">12</text:user-field-get></text:span><text:span text:style-name="T253"><text:s/></text:span><text:span text:style-name="Strong_20_Emphasis"><text:span text:style-name="T244">Desktop</text:span></text:span><text:span text:style-name="T246"> (codenaam </text:span><text:span text:style-name="T250">bookworm</text:span><text:span text:style-name="T246">) van </text:span><text:span text:style-name="T252">11 </text:span><text:span text:style-name="T251">juni</text:span><text:span text:style-name="T248"> </text:span><text:span text:style-name="Strong_20_Emphasis"><text:span text:style-name="T254"><text:user-field-get text:name="Releaseyear">2023</text:user-field-get></text:span></text:span><text:span text:style-name="T249"><text:s/></text:span><text:span text:style-name="T246">wordt gedurende 5 jaar ondersteund tot </text:span><text:span text:style-name="T252">30 </text:span><text:span text:style-name="T251">juni</text:span><text:span text:style-name="T246"> 202</text:span><text:span text:style-name="T251">8</text:span><text:span text:style-name="T246">.</text:span></text:p></text:note-body></text:note></text:span><text:span text:style-name="T178"><text:s/></text:span><text:span text:style-name="T180">Desktop</text:span><text:span text:style-name="T179">.</text:span></text:p>
      <text:p text:style-name="P40"/>
      <text:p text:style-name="P36"/>
      <text:p text:style-name="P96">Vul het tekstvak achter &lt;...&gt; in</text:p>
      <text:p text:style-name="P31"><text:span text:style-name="Definition"><text:span text:style-name="T13">&lt;GEBRUIKER&gt;</text:span></text:span><text:span text:style-name="T208"><text:tab/><text:tab/></text:span><text:span text:style-name="T217"> <text:tab/><text:tab/></text:span><draw:control text:anchor-type="as-char" svg:y="-0.4cm" draw:z-index="16" draw:name="Gebruiker 1" draw:style-name="gr2" draw:text-style-name="P111" svg:width="6.002cm" svg:height="0.5cm" draw:control="control15"><svg:title>Gebruiker</svg:title><svg:desc>Volledige naam, bijv. Jan Stek</svg:desc></draw:control><text:span text:style-name="T209"><text:tab/></text:span><text:span text:style-name="T210">b</text:span><text:span text:style-name="T258">ij</text:span><text:span text:style-name="T260">v.</text:span><text:span text:style-name="T207"> </text:span><text:span text:style-name="User_20_Entry"><text:span text:style-name="T218">J</text:span></text:span><text:span text:style-name="User_20_Entry"><text:span text:style-name="T219">a</text:span></text:span><text:span text:style-name="User_20_Entry"><text:span text:style-name="T218">n </text:span></text:span><text:span text:style-name="User_20_Entry"><text:span text:style-name="T219">Jansen</text:span></text:span></text:p>
      <text:p text:style-name="P99"><text:span text:style-name="Definition"><text:span text:style-name="T216">&lt;g</text:span></text:span><text:span text:style-name="Definition"><text:span text:style-name="T236">ebruikersnaam&gt;<text:tab/></text:span></text:span><text:span text:style-name="T205"><draw:control text:anchor-type="as-char" svg:y="-0.4cm" draw:z-index="17" draw:name="Gberuikersnaam 2" draw:style-name="gr2" draw:text-style-name="P111" svg:width="6.002cm" svg:height="0.5cm" draw:control="control16"><svg:title>Gebruikersnaam</svg:title><svg:desc>Korte naam, bijv. jan</svg:desc></draw:control></text:span><text:span text:style-name="T205"><text:tab/></text:span><text:span text:style-name="T206">b</text:span><text:span text:style-name="T265">ijv.</text:span><text:span text:style-name="T4"> </text:span><text:span text:style-name="User_20_Entry"><text:span text:style-name="T171">j</text:span></text:span><text:span text:style-name="User_20_Entry"><text:span text:style-name="T172">a</text:span></text:span><text:span text:style-name="User_20_Entry"><text:span text:style-name="T171">n</text:span></text:span></text:p>
      <text:p text:style-name="P31"><text:span text:style-name="Definition"><text:span text:style-name="T236">&lt;COMPUTERNAAM&gt;</text:span></text:span><text:span text:style-name="T215"><text:tab/><text:tab/></text:span><draw:control text:anchor-type="as-char" svg:y="-0.4cm" draw:z-index="18" draw:name="Computernaam 1" draw:style-name="gr2" draw:text-style-name="P111" svg:width="6.002cm" svg:height="0.5cm" draw:control="control17"><svg:title>Computernaam</svg:title><svg:desc>Unieke naam van de computer</svg:desc></draw:control><text:tab/><text:span text:style-name="T272">b</text:span><text:span text:style-name="T262">ijv.</text:span><text:span text:style-name="T212"> </text:span><text:span text:style-name="User_20_Entry"><text:span text:style-name="T220">pc02</text:span></text:span></text:p>
      <text:p text:style-name="P32"><text:span text:style-name="Definition"><text:span text:style-name="T213">&lt;GEBRUIKER&gt;<text:tab/></text:span></text:span><text:span text:style-name="T211"><text:tab/></text:span><text:span text:style-name="T217"> <text:tab/><text:tab/></text:span><text:span text:style-name="T209"><draw:control text:anchor-type="as-char" svg:y="-0.4cm" draw:z-index="19" draw:name="Gebruiker 2" draw:style-name="gr2" draw:text-style-name="P112" svg:width="6.002cm" svg:height="0.5cm" draw:control="control18"><svg:title>Gebruiker</svg:title><svg:desc>Volledige naam, bijv. Jan Stek</svg:desc></draw:control></text:span><text:span text:style-name="T209"><text:tab/></text:span><text:span text:style-name="T210">e</text:span><text:span text:style-name="T259">vt. </text:span><text:span text:style-name="T261">extra </text:span><text:span text:style-name="T259">gebruiker</text:span><text:span text:style-name="T261">s</text:span></text:p>
      <text:p text:style-name="P102"><text:span text:style-name="Definition"><text:span text:style-name="T213">&lt;GEBRUIKERSN</text:span></text:span><text:span text:style-name="Definition"><text:span text:style-name="T214">aa</text:span></text:span><text:span text:style-name="Definition"><text:span text:style-name="T213">M&gt;<text:tab/></text:span></text:span><text:span text:style-name="T205"><draw:control text:anchor-type="as-char" svg:y="-0.4cm" draw:z-index="20" draw:name="Gberuikersnaam 1" draw:style-name="gr2" draw:text-style-name="P111" svg:width="6.002cm" svg:height="0.5cm" draw:control="control19"><svg:title>Gebruikersnaam</svg:title><svg:desc>Korte naam, bijv. jan</svg:desc></draw:control></text:span><text:span text:style-name="T205"><text:tab/></text:span><text:span text:style-name="T206">e</text:span><text:span text:style-name="T263">vt. </text:span><text:span text:style-name="T264">extra </text:span><text:span text:style-name="T263">gebruiker</text:span><text:span text:style-name="T264">s</text:span></text:p>
      <text:p text:style-name="P97"><text:span text:style-name="T272">v</text:span>ervang &lt;...&gt; in deze checklist door de waarde in het tekstvak.</text:p>
      <text:p text:style-name="P33"/>
      <text:p text:style-name="P33"/>
      <text:p text:style-name="P30"><text:span text:style-name="T192">Nog niet op Linux?</text:span><text:span text:style-name="T186"><text:tab/></text:span><text:span text:style-name="T189">G</text:span><text:span text:style-name="T185">ebruik </text:span><text:span text:style-name="Strong_20_Emphasis"><text:span text:style-name="T193">Checklist </text:span></text:span><text:span text:style-name="Strong_20_Emphasis"><text:span text:style-name="T194">overzetten</text:span></text:span><text:span text:style-name="T185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87"> onder </text:span><text:span text:style-name="T191">Linux</text:span><text:span text:style-name="T188">.</text:span></text:p>
      <text:p text:style-name="P23"><text:span text:style-name="T169">Nieuwe installatie?</text:span><text:span text:style-name="T166"><text:tab/></text:span><text:span text:style-name="T168">B</text:span><text:span text:style-name="T166">egin bij hoofdstuk </text:span><text:span text:style-name="T169"><text:bookmark-ref text:reference-format="page" text:ref-name="__RefNumPara__4009_1271708128">2</text:bookmark-ref></text:span><text:span text:style-name="T169"><text:s text:c="2"/></text:span><text:span text:style-name="T170"><text:bookmark-ref text:reference-format="text" text:ref-name="__RefNumPara__4009_1271708128">Installatie uitvoeren</text:bookmark-ref></text:span><text:span text:style-name="T167">.</text:span></text:p>
      <text:p text:style-name="P29"><text:span text:style-name="Strong_20_Emphasis"><text:span text:style-name="T190"/></text:span></text:p>
      <text:p text:style-name="P29"><text:span text:style-name="Strong_20_Emphasis"><text:span text:style-name="T190"/></text:span></text:p>
      <text:list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71"><draw:control text:anchor-type="as-char" draw:z-index="2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71"><draw:control text:anchor-type="as-char" draw:z-index="9" draw:name="Vorm 2" draw:style-name="gr1" draw:text-style-name="P110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37">Aanmelden als 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8"><text:note text:id="ftn2" text:note-class="footnote"><text:note-citation>2</text:note-citation><text:note-body><text:p text:style-name="P28"><text:span text:style-name="T153">E</text:span><text:span text:style-name="T154">v</text:span><text:span text:style-name="T155">en</text:span><text:span text:style-name="T157">t</text:span><text:span text:style-name="T158">uele </text:span><text:span text:style-name="T159">extra </text:span><text:span text:style-name="Definition"><text:span text:style-name="T227">gebruiker</text:span></text:span><text:span text:style-name="T159">s aanmelden </text:span><text:span text:style-name="T160">en dezelfde stappen uitvoeren</text:span><text:span text:style-name="T156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18"><draw:control text:anchor-type="as-char" draw:z-index="21" draw:name="Vorm 5" draw:style-name="gr1" draw:text-style-name="P110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89"><text:span text:style-name="Strong_20_Emphasis"><text:span text:style-name="T63">D</text:span></text:span><text:span text:style-name="Strong_20_Emphasis"><text:span text:style-name="T41">ruk op de </text:span></text:span><text:span text:style-name="Toets"><text:span text:style-name="T24">Super</text:span></text:span><text:span text:style-name="Strong_20_Emphasis"><text:span text:style-name="T41">-toets</text:span></text:span><text:span text:style-name="Strong_20_Emphasis"><text:span text:style-name="T41"><text:note text:id="ftn3" text:note-class="footnote"><text:note-citation>3</text:note-citation><text:note-body><text:p text:style-name="P24"><text:span text:style-name="T181">De </text:span><text:span text:style-name="Toets-voetnoot"><text:span text:style-name="T183">Super</text:span></text:span><text:span text:style-name="T181">-toets is de </text:span><text:span text:style-name="Toets-voetnoot"><text:span text:style-name="T181">Windows</text:span></text:span><text:span text:style-name="T181">-toets, </text:span><text:span text:style-name="Toets-voetnoot"><text:span text:style-name="T181">Command</text:span></text:span><text:span text:style-name="T181">-toets </text:span><text:span text:style-name="T182">(Apple)</text:span><text:span text:style-name="T181">, of </text:span><text:span text:style-name="Toets-voetnoot"><text:span text:style-name="T181">Vergrootglas</text:span></text:span><text:span text:style-name="T181">-toets </text:span><text:span text:style-name="T182">(Chromebook)</text:span><text:span text:style-name="T181">.</text:span></text:p></text:note-body></text:note></text:span></text:span><text:span text:style-name="Strong_20_Emphasis"><text:span text:style-name="T40">, </text:span></text:span><text:span text:style-name="Strong_20_Emphasis"><text:span text:style-name="T63">t</text:span></text:span><text:span text:style-name="Strong_20_Emphasis"><text:span text:style-name="T42">yp </text:span></text:span><text:span text:style-name="User_20_Entry"><text:span text:style-name="T18">term</text:span></text:span><text:span text:style-name="Strong_20_Emphasis"><text:span text:style-name="T59"> </text:span></text:span><text:span text:style-name="Strong_20_Emphasis"><text:span text:style-name="T44">e</text:span></text:span><text:span text:style-name="Strong_20_Emphasis"><text:span text:style-name="T39">n </text:span></text:span><text:span text:style-name="Strong_20_Emphasis"><text:span text:style-name="T45">k</text:span></text:span><text:span text:style-name="Strong_20_Emphasis"><text:span text:style-name="T39">lik op het pictogram van </text:span></text:span><text:span text:style-name="Strong_20_Emphasis"><text:span text:style-name="T89">Terminalvenster</text:span></text:span><text:span text:style-name="Strong_20_Emphasis"><text:span text:style-name="T46">.</text:span></text:span><text:span text:style-name="Strong_20_Emphasis"><text:span text:style-name="T43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100"><text:span text:style-name="T3">Typ</text:span><text:span text:style-name="Strong_20_Emphasis"><text:span text:style-name="T43"> de </text:span></text:span><text:span text:style-name="Strong_20_Emphasis"><text:span text:style-name="T47">drie </text:span></text:span><text:span text:style-name="Strong_20_Emphasis"><text:span text:style-name="T43">opdrachten </text:span></text:span><text:span text:style-name="Strong_20_Emphasis"><text:span text:style-name="T68">achter de </text:span></text:span><text:span text:style-name="User_20_Entry"><text:span text:style-name="T19">$</text:span></text:span><text:span text:style-name="Strong_20_Emphasis"><text:span text:style-name="T43">, ieder gevolgd door de </text:span></text:span><text:span text:style-name="Toets"><text:span text:style-name="T24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Table_20_Contents"><text:span text:style-name="User_20_Entry"><text:span text:style-name="T20">$ </text:span></text:span><text:span text:style-name="User_20_Entry"><text:span text:style-name="T15">sudo</text:span></text:span><text:span text:style-name="User_20_Entry"><text:span text:style-name="T16"> </text:span></text:span><text:span text:style-name="User_20_Entry"><text:span text:style-name="T1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8"><text:span text:style-name="User_20_Entry"><text:span text:style-name="T20">$ </text:span></text:span><text:span text:style-name="User_20_Entry"><text:span text:style-name="T16">wget karelzimmer.nl/</text:span></text:span><text:span text:style-name="User_20_Entry"><text:span text:style-name="T163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8"><text:span text:style-name="User_20_Entry"><text:span text:style-name="T20">$ </text:span></text:span><text:span text:style-name="User_20_Entry"><text:span text:style-name="T16">bash </text:span></text:span><text:span text:style-name="User_20_Entry"><text:span text:style-name="T17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54"><text:span text:style-name="T2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18"><draw:control text:anchor-type="as-char" draw:z-index="22" draw:name="Vorm 7" draw:style-name="gr1" draw:text-style-name="P110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18"><draw:control text:anchor-type="as-char" draw:z-index="23" draw:name="Vorm 8" draw:style-name="gr1" draw:text-style-name="P110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8"><text:span text:style-name="Strong_20_Emphasis"><text:span text:style-name="T62">D</text:span></text:span><text:span text:style-name="Strong_20_Emphasis"><text:span text:style-name="T57">ruk</text:span></text:span><text:span text:style-name="Strong_20_Emphasis"><text:span text:style-name="T40"> op</text:span></text:span><text:span text:style-name="Strong_20_Emphasis"><text:span text:style-name="T46"> de </text:span></text:span><text:span text:style-name="Toets"><text:span text:style-name="T24">Super</text:span></text:span><text:span text:style-name="Strong_20_Emphasis"><text:span text:style-name="T46">-toets, </text:span></text:span><text:span text:style-name="Strong_20_Emphasis"><text:span text:style-name="T62">t</text:span></text:span><text:span text:style-name="Strong_20_Emphasis"><text:span text:style-name="T42">yp </text:span></text:span><text:span text:style-name="User_20_Entry"><text:span text:style-name="T21">m</text:span></text:span><text:span text:style-name="User_20_Entry"><text:span text:style-name="T22">enu</text:span></text:span><text:span text:style-name="Strong_20_Emphasis"><text:span text:style-name="T41"> </text:span></text:span><text:span text:style-name="Strong_20_Emphasis"><text:span text:style-name="T51">e</text:span></text:span><text:span text:style-name="Strong_20_Emphasis"><text:span text:style-name="T39">n </text:span></text:span><text:span text:style-name="Strong_20_Emphasis"><text:span text:style-name="T45">k</text:span></text:span><text:span text:style-name="Strong_20_Emphasis"><text:span text:style-name="T39">lik op het pictogram van</text:span></text:span><text:span text:style-name="Strong_20_Emphasis"><text:span text:style-name="T72"> </text:span></text:span><text:span text:style-name="Strong_20_Emphasis"><text:span text:style-name="T103">Installatiem</text:span></text:span><text:span text:style-name="Strong_20_Emphasis"><text:span text:style-name="T104">enu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60">Selecteer</text:span></text:span><text:span text:style-name="Strong_20_Emphasis"><text:span text:style-name="T49"> </text:span></text:span><text:span text:style-name="Strong_20_Emphasis"><text:span text:style-name="T105">1</text:span></text:span><text:span text:style-name="Strong_20_Emphasis"><text:span text:style-name="T87"> </text:span></text:span><text:span text:style-name="Strong_20_Emphasis"><text:span text:style-name="T88">Installatie voorbereiden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2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1"><draw:control text:anchor-type="as-char" draw:z-index="3" draw:name="Vorm9" draw:style-name="gr1" draw:text-style-name="P110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01">Start de computer op vanaf</text:span><text:span text:style-name="T201"><text:note text:id="ftn4" text:note-class="footnote"><text:note-citation>1</text:note-citation><text:note-body><text:p text:style-name="P95"><text:span text:style-name="T151">B</text:span><text:span text:style-name="T150">ootmenu/</text:span><text:span text:style-name="T151">S</text:span><text:span text:style-name="T150">etup</text:span><text:span text:style-name="T148"> via </text:span><text:span text:style-name="T146">é</text:span><text:span text:style-name="T147">é</text:span><text:span text:style-name="T151">n van de </text:span><text:span text:style-name="Definition"><text:span text:style-name="T149">Veelgebruikte toetsen:</text:span></text:span><text:span text:style-name="User_20_Entry"><text:span text:style-name="T152"> </text:span></text:span><text:span text:style-name="Toets-voetnoot"><text:span text:style-name="T165">Esc</text:span></text:span><text:span text:style-name="User_20_Entry"><text:span text:style-name="T152">, </text:span></text:span><text:span text:style-name="Toets-voetnoot"><text:span text:style-name="T165">Delete</text:span></text:span><text:span text:style-name="User_20_Entry"><text:span text:style-name="T152">, </text:span></text:span><text:span text:style-name="Toets-voetnoot"><text:span text:style-name="T165">F1</text:span></text:span><text:span text:style-name="User_20_Entry"><text:span text:style-name="T152">, </text:span></text:span><text:span text:style-name="Toets-voetnoot"><text:span text:style-name="T165">F2</text:span></text:span><text:span text:style-name="User_20_Entry"><text:span text:style-name="T152">, </text:span></text:span><text:span text:style-name="Toets-voetnoot"><text:span text:style-name="T165">F9</text:span></text:span><text:span text:style-name="User_20_Entry"><text:span text:style-name="T152">, </text:span></text:span><text:span text:style-name="Toets-voetnoot"><text:span text:style-name="T165">F10</text:span></text:span><text:span text:style-name="User_20_Entry"><text:span text:style-name="T152">, </text:span></text:span><text:span text:style-name="Toets-voetnoot"><text:span text:style-name="T165">F11</text:span></text:span><text:span text:style-name="User_20_Entry"><text:span text:style-name="T152">, of </text:span></text:span><text:span text:style-name="Toets-voetnoot"><text:span text:style-name="T165">F12</text:span></text:span></text:p></text:note-body></text:note></text:span><text:span text:style-name="T201"> </text:span><text:span text:style-name="T202">een 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T198"><text:s/></text:span><text:span text:style-name="T200">Desktop</text:span><text:span text:style-name="Strong_20_Emphasis"><text:span text:style-name="T199"> </text:span></text:span><text:span text:style-name="T203">Live</text:span><text:span text:style-name="T114"><text:note text:id="ftn5" text:note-class="footnote"><text:note-citation>2</text:note-citation><text:note-body><text:p text:style-name="P26"><text:span text:style-name="T221">Vanaf een </text:span><text:span text:style-name="T230">L</text:span><text:span text:style-name="T221">ive </text:span><text:span text:style-name="T231">USB</text:span><text:span text:style-name="T225">-stick</text:span><text:span text:style-name="T232"> </text:span><text:span text:style-name="T221">kunt u opstarten en </text:span><text:span text:style-name="T226">met </text:span><text:span text:style-name="Strong_20_Emphasis"><text:span text:style-name="T204"><text:user-field-get text:name="Distro">Debian</text:user-field-get></text:span></text:span><text:span text:style-name="Strong_20_Emphasis"><text:span text:style-name="T204"><text:s/></text:span></text:span><text:span text:style-name="T221">werken zonder enige bestanden op de harde schijf te wijzigen en maakt ook installatie van </text:span><text:span text:style-name="Strong_20_Emphasis"><text:span text:style-name="T204"><text:user-field-get text:name="Distro">Debian</text:user-field-get></text:span></text:span><text:span text:style-name="Strong_20_Emphasis"><text:span text:style-name="T204"><text:s/></text:span></text:span><text:span text:style-name="T221">mogelijk.</text:span></text:p></text:note-body></text:note></text:span><text:span text:style-name="T113"> </text:span><text:span text:style-name="T117">USB</text:span><text:span text:style-name="T115">-stick</text:span><text:span text:style-name="T115"><text:note text:id="ftn6" text:note-class="footnote"><text:note-citation>3</text:note-citation><text:note-body><text:p text:style-name="P86"><text:span text:style-name="Strong_20_Emphasis"><text:span text:style-name="T134">Maak een opstartbare USB-stick</text:span></text:span><text:span text:style-name="Strong_20_Emphasis"><text:span text:style-name="T130">:<text:line-break/></text:span></text:span><text:span text:style-name="T10">D</text:span><text:span text:style-name="Strong_20_Emphasis"><text:span text:style-name="T121">ow</text:span></text:span><text:span text:style-name="Strong_20_Emphasis"><text:span text:style-name="T122">nload </text:span></text:span><text:span text:style-name="Strong_20_Emphasis"><text:span text:style-name="T119">e</text:span></text:span><text:span text:style-name="Strong_20_Emphasis"><text:span text:style-name="T123">e</text:span></text:span><text:span text:style-name="Strong_20_Emphasis"><text:span text:style-name="T124">n</text:span></text:span><text:span text:style-name="Strong_20_Emphasis"><text:span text:style-name="T145"> </text:span></text:span><text:span text:style-name="Strong_20_Emphasis"><text:span text:style-name="T162">CD</text:span></text:span><text:span text:style-name="Strong_20_Emphasis"><text:span text:style-name="T161">-beeldbestand</text:span></text:span><text:span text:style-name="Strong_20_Emphasis"><text:span text:style-name="T122"> </text:span></text:span><text:span text:style-name="Strong_20_Emphasis"><text:span text:style-name="T128">(.iso) </text:span></text:span><text:span text:style-name="Strong_20_Emphasis"><text:span text:style-name="T125">v</text:span></text:span><text:span text:style-name="Strong_20_Emphasis"><text:span text:style-name="T126">anaf</text:span></text:span><text:span text:style-name="Strong_20_Emphasis"><text:span text:style-name="T127"> </text:span></text:span><text:a xlink:type="simple" xlink:href="https://www.debian.org/" text:style-name="Internet_20_link" text:visited-style-name="Visited_20_Internet_20_Link"><text:span text:style-name="Strong_20_Emphasis"><text:span text:style-name="T228">debian.org</text:span></text:span></text:a><text:span text:style-name="Strong_20_Emphasis"><text:span text:style-name="T127">, </text:span></text:span><text:span text:style-name="Strong_20_Emphasis"><text:span text:style-name="T129">klik </text:span></text:span><text:span text:style-name="Strong_20_Emphasis"><text:span text:style-name="T132">op </text:span></text:span><text:span text:style-name="Strong_20_Emphasis"><text:span text:style-name="T137">Andere</text:span></text:span><text:span text:style-name="Strong_20_Emphasis"><text:span text:style-name="T136"> downloads</text:span></text:span><text:span text:style-name="Strong_20_Emphasis"><text:span text:style-name="T132"> (onder Download</text:span></text:span><text:span text:style-name="Strong_20_Emphasis"><text:span text:style-name="T133">en</text:span></text:span><text:span text:style-name="Strong_20_Emphasis"><text:span text:style-name="T132">) en vervolgens op </text:span></text:span><text:span text:style-name="Strong_20_Emphasis"><text:span text:style-name="T136">Live-Gnome</text:span></text:span><text:span text:style-name="Strong_20_Emphasis"><text:span text:style-name="T132"> (onder </text:span></text:span><text:span text:style-name="Strong_20_Emphasis"><text:span text:style-name="T132"><text:user-field-get text:name="Distro">Debian</text:user-field-get></text:span></text:span><text:span text:style-name="Strong_20_Emphasis"><text:span text:style-name="T132"><text:s/>Live </text:span></text:span><text:span text:style-name="Strong_20_Emphasis"><text:span text:style-name="T133">uitproberen voordat u installeert</text:span></text:span><text:span text:style-name="Strong_20_Emphasis"><text:span text:style-name="T132">).</text:span></text:span></text:p><text:p text:style-name="P85"><text:span text:style-name="Strong_20_Emphasis"><text:span text:style-name="T131"><text:tab/>De volgende stappen staan beschreven in </text:span></text:span><text:span text:style-name="Strong_20_Emphasis"><text:span text:style-name="T135">Linux informatie</text:span></text:span><text:span text:style-name="Strong_20_Emphasis"><text:span text:style-name="T131">, te vinden op </text:span></text:span><text:a xlink:type="simple" xlink:href="https://karelzimmer.nl/" text:style-name="Internet_20_link" text:visited-style-name="Visited_20_Internet_20_Link"><text:span text:style-name="Strong_20_Emphasis"><text:span text:style-name="T229">karelzimmer.nl</text:span></text:span></text:a><text:span text:style-name="Strong_20_Emphasis"><text:span text:style-name="T131">, onder </text:span></text:span><text:span text:style-name="Strong_20_Emphasis"><text:span text:style-name="T135">Linux</text:span></text:span><text:span text:style-name="Strong_20_Emphasis"><text:span text:style-name="T131">.</text:span></text:span></text:p></text:note-body></text:note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60">Selecteer</text:span></text:span><text:span text:style-name="Strong_20_Emphasis"><text:span text:style-name="T77"> </text:span></text:span><text:span text:style-name="Strong_20_Emphasis"><text:span text:style-name="T93">Live </text:span></text:span><text:span text:style-name="Strong_20_Emphasis"><text:span text:style-name="T94">system (amd64)</text:span></text:span><text:span text:style-name="Strong_20_Emphasis"><text:span text:style-name="T75"> </text:span></text:span><text:span text:style-name="Strong_20_Emphasis"><text:span text:style-name="T78">en druk op de </text:span></text:span><text:span text:style-name="Toets"><text:span text:style-name="T26">Enter</text:span></text:span><text:span text:style-name="Strong_20_Emphasis"><text:span text:style-name="T79">-</text:span></text:span><text:span text:style-name="Strong_20_Emphasis"><text:span text:style-name="T39">toet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71"><draw:control text:anchor-type="as-char" draw:z-index="13" draw:name="Vorm13_ 2" draw:style-name="gr1" draw:text-style-name="P110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<text:span text:style-name="Strong_20_Emphasis"><text:span text:style-name="T267">Volg de 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71"><draw:control text:anchor-type="as-char" draw:z-index="6" draw:name="Vorm13_1" draw:style-name="gr1" draw:text-style-name="P110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28">Start de installatie</text:span></text:span><text:span text:style-name="Strong_20_Emphasis"><text:span text:style-name="T81"> </text:span></text:span><text:span text:style-name="Strong_20_Emphasis"><text:span text:style-name="T39">via </text:span></text:span><text:span text:style-name="Strong_20_Emphasis"><text:span text:style-name="T40">een </text:span></text:span><text:span text:style-name="Strong_20_Emphasis"><text:span text:style-name="T53">klik op </text:span></text:span><text:span text:style-name="Strong_20_Emphasis"><text:span text:style-name="T90">Activities</text:span></text:span><text:span text:style-name="Strong_20_Emphasis"><text:span text:style-name="T53"> en </text:span></text:span><text:span text:style-name="Strong_20_Emphasis"><text:span text:style-name="T54">een </text:span></text:span><text:span text:style-name="Strong_20_Emphasis"><text:span text:style-name="T53">klik op</text:span></text:span><text:span text:style-name="Strong_20_Emphasis"><text:span text:style-name="T55"> </text:span></text:span><text:span text:style-name="Strong_20_Emphasis"><text:span text:style-name="T91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35">Typ</text:span><text:span text:style-name="T11"> </text:span><text:span text:style-name="User_20_Entry"><text:span text:style-name="T273">live</text:span></text:span><text:span text:style-name="T11"> als</text:span><text:span text:style-name="T235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7"><text:span text:style-name="Strong_20_Emphasis"><text:span text:style-name="T266">Volg de installatieschermen en vul deze in.</text:span></text:span><text:span text:style-name="T255"/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71"><draw:control text:anchor-type="as-char" draw:z-index="8" draw:name="Vorm13_ 1" draw:style-name="gr1" draw:text-style-name="P110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28">Bij </text:span></text:span><text:span text:style-name="Strong_20_Emphasis"><text:span text:style-name="T97">Welcome</text:span></text:span><text:span text:style-name="Strong_20_Emphasis"><text:span text:style-name="T28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35">K</text:span></text:span><text:span text:style-name="Strong_20_Emphasis"><text:span text:style-name="T28">ies </text:span></text:span><text:span text:style-name="Strong_20_Emphasis"><text:span text:style-name="T97">Nederlands</text:span></text:span><text:span text:style-name="Strong_20_Emphasis"><text:span text:style-name="T28"> </text:span></text:span><text:span text:style-name="Strong_20_Emphasis"><text:span text:style-name="T36">en klik op </text:span></text:span><text:span text:style-name="Strong_20_Emphasis"><text:span text:style-name="T101">Volgende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71"><draw:control text:anchor-type="as-char" draw:z-index="14" draw:name="Vorm13_ 3" draw:style-name="gr1" draw:text-style-name="P110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9">Bij <text:span text:style-name="T222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33">B</text:span>ij <text:span text:style-name="T222">Regio</text:span> <text:span text:style-name="T233">kies</text:span> <text:span text:style-name="T222">Europa</text:span> <text:span text:style-name="T270">en </text:span><text:span text:style-name="Strong_20_Emphasis"><text:span text:style-name="T80">klik op </text:span></text:span><text:span text:style-name="Strong_20_Emphasis"><text:span text:style-name="T102">Volgende</text:span></text:span><text:span text:style-name="Strong_20_Emphasis"><text:span text:style-name="T80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71"><draw:control text:anchor-type="as-char" draw:z-index="15" draw:name="Vorm13_ 4" draw:style-name="gr1" draw:text-style-name="P110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9">Bij <text:span text:style-name="T222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1"><text:span text:style-name="T234">K</text:span>ies <text:span text:style-name="T222">English (US)</text:span> <text:span text:style-name="T269">en </text:span><text:span text:style-name="Strong_20_Emphasis"><text:span text:style-name="T269">English (US, intl., with dead keys)</text:span></text:span><text:span text:style-name="T269">, </text:span><text:span text:style-name="T270">en </text:span><text:span text:style-name="Strong_20_Emphasis"><text:span text:style-name="T80">klik op </text:span></text:span><text:span text:style-name="Strong_20_Emphasis"><text:span text:style-name="T102">Volgende</text:span></text:span><text:span text:style-name="Strong_20_Emphasis"><text:span text:style-name="T8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71"><draw:control text:anchor-type="as-char" draw:z-index="28" draw:name="Vorm13_ 5" draw:style-name="gr1" draw:text-style-name="P110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9">Bij <text:span text:style-name="T223">Partities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9" office:value-type="string">
            <text:p text:style-name="P21"><text:span text:style-name="T234">K</text:span>ies <text:span text:style-name="T270">de juiste opties en </text:span><text:span text:style-name="Strong_20_Emphasis"><text:span text:style-name="T80">klik op </text:span></text:span><text:span text:style-name="Strong_20_Emphasis"><text:span text:style-name="T102">Volgende</text:span></text:span><text:span text:style-name="Strong_20_Emphasis"><text:span text:style-name="T8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1"><draw:control text:anchor-type="as-char" draw:z-index="4" draw:name="Vorm13" draw:style-name="gr1" draw:text-style-name="P110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8"><text:span text:style-name="Strong_20_Emphasis"><text:span text:style-name="T74">Bij </text:span></text:span><text:span text:style-name="Strong_20_Emphasis"><text:span text:style-name="T92">Gebruik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><text:span text:style-name="Strong_20_Emphasis"><text:span text:style-name="T76">V</text:span></text:span><text:span text:style-name="Strong_20_Emphasis"><text:span text:style-name="T74">ul in </text:span></text:span><text:span text:style-name="Strong_20_Emphasis"><text:span text:style-name="T98">Wat is je naam?</text:span></text:span><text:span text:style-name="Strong_20_Emphasis"><text:span text:style-name="T30"> &lt;</text:span></text:span><text:span text:style-name="Definition"><text:span text:style-name="T8">gebruiker&gt;</text:span></text:span><text:span text:style-name="Strong_20_Emphasis"><text:span text:style-name="T69">,</text:span></text:span><text:span text:style-name="Strong_20_Emphasis"><text:span text:style-name="T70"><text:line-break/></text:span></text:span><text:span text:style-name="Strong_20_Emphasis"><text:span text:style-name="T98">Welke naam wil je gebruiken om in te loggen?</text:span></text:span><text:span text:style-name="Strong_20_Emphasis"><text:span text:style-name="T31"> &lt;</text:span></text:span><text:span text:style-name="Definition"><text:span text:style-name="T9">gebruikers</text:span></text:span><text:span text:style-name="Definition"><text:span text:style-name="T8">naam&gt;</text:span></text:span><text:span text:style-name="Strong_20_Emphasis"><text:span text:style-name="T28">,<text:line-break/></text:span></text:span><text:span text:style-name="Strong_20_Emphasis"><text:span text:style-name="T99">Wat is de </text:span></text:span><text:span text:style-name="Strong_20_Emphasis"><text:span text:style-name="T98">naam van deze </text:span></text:span><text:span text:style-name="Strong_20_Emphasis"><text:span text:style-name="T99">computer</text:span></text:span><text:span text:style-name="Strong_20_Emphasis"><text:span text:style-name="T32"> &lt;</text:span></text:span><text:span text:style-name="Definition"><text:span text:style-name="T8">computernaam&gt;</text:span></text:span><text:span text:style-name="Strong_20_Emphasis"><text:span text:style-name="T30">,</text:span></text:span></text:p>
            <text:p text:style-name="P93"><text:span text:style-name="Strong_20_Emphasis"><text:span text:style-name="T31">v</text:span></text:span><text:span text:style-name="Strong_20_Emphasis"><text:span text:style-name="T30">ul </text:span></text:span><text:span text:style-name="Strong_20_Emphasis"><text:span text:style-name="T33">tweemaal het </text:span></text:span><text:span text:style-name="Strong_20_Emphasis"><text:span text:style-name="T100">wachtwoord</text:span></text:span><text:span text:style-name="Strong_20_Emphasis"><text:span text:style-name="T33"> </text:span></text:span><text:span text:style-name="Strong_20_Emphasis"><text:span text:style-name="T30">in</text:span></text:span><text:span text:style-name="Strong_20_Emphasis"><text:span text:style-name="T27"> </text:span></text:span><text:span text:style-name="Strong_20_Emphasis"><text:span text:style-name="T36">en klik op </text:span></text:span><text:span text:style-name="Strong_20_Emphasis"><text:span text:style-name="T101">Volgende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1"><draw:control text:anchor-type="as-char" draw:z-index="30" draw:name="Vorm 4" draw:style-name="gr1" draw:text-style-name="P110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74">Bij </text:span></text:span><text:span text:style-name="Strong_20_Emphasis"><text:span text:style-name="T95">Samenvatting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Controleer de gemaakte keuzes en klik op <text:span text:style-name="T222">Installe</text:span><text:span text:style-name="T224">e</text:span><text:span text:style-name="T222">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1"><draw:control text:anchor-type="as-char" draw:z-index="31" draw:name="Vorm 11" draw:style-name="gr1" draw:text-style-name="P110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74">Bij </text:span></text:span><text:span text:style-name="Strong_20_Emphasis"><text:span text:style-name="T96">Installeer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<text:span text:style-name="T271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1"><draw:control text:anchor-type="as-char" draw:z-index="29" draw:name="Vorm 3" draw:style-name="gr1" draw:text-style-name="P110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74">Bij </text:span></text:span><text:span text:style-name="Strong_20_Emphasis"><text:span text:style-name="T95">Beëindigen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3" office:value-type="string">
            <text:p text:style-name="P92">Zorg dat <text:span text:style-name="T222">Nu herstarten</text:span> is aangevinkt en klik op <text:span text:style-name="T222">Voltooid</text:span>.</text:p>
          </table:table-cell>
        </table:table-row>
      </table:table>
      <text:p text:style-name="P50"><text:span text:style-name="Strong_20_Emphasis"><text:span text:style-name="T82"/></text:span></text:p>
      <text:list text:continue-numbering="true" text:style-name="L1">
        <text:list-item>
          <text:p text:style-name="P107"><text:span text:style-name="Strong_20_Emphasis"><text:span text:style-name="T107">Installatie </text:span></text:span><text:span text:style-name="Strong_20_Emphasis"><text:span text:style-name="T108">afronden</text:span></text:span></text:p>
        </text:list-item>
      </text:list>
      <text:p text:style-name="P51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71"><draw:control text:anchor-type="as-char" draw:z-index="5" draw:name="Vorm22" draw:style-name="gr1" draw:text-style-name="P11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4"><text:span text:style-name="Strong_20_Emphasis"><text:span text:style-name="T34">Aanmelden als </text:span></text:span><text:span text:style-name="Strong_20_Emphasis"><text:span text:style-name="T37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6"><text:span text:style-name="Strong_20_Emphasis"><text:span text:style-name="T73"><draw:control text:anchor-type="as-char" draw:z-index="11" draw:name="Vorm 1" draw:style-name="gr1" draw:text-style-name="P110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8"><text:span text:style-name="Strong_20_Emphasis"><text:span text:style-name="T267">Volg de welkomstschermen.</text:span></text:span><text:span text:style-name="T256"/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18"><draw:control text:anchor-type="as-char" draw:z-index="24" draw:name="Vorm4" draw:style-name="gr1" draw:text-style-name="P110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0"><text:span text:style-name="Strong_20_Emphasis"><text:span text:style-name="T65">D</text:span></text:span><text:span text:style-name="Strong_20_Emphasis"><text:span text:style-name="T57">ruk</text:span></text:span><text:span text:style-name="Strong_20_Emphasis"><text:span text:style-name="T40"> op</text:span></text:span><text:span text:style-name="Strong_20_Emphasis"><text:span text:style-name="T46"> de </text:span></text:span><text:span text:style-name="Toets"><text:span text:style-name="T25">Super</text:span></text:span><text:span text:style-name="Strong_20_Emphasis"><text:span text:style-name="T46">-toets</text:span></text:span><text:span text:style-name="Strong_20_Emphasis"><text:span text:style-name="T41"><text:note text:id="ftn7" text:note-class="footnote"><text:note-citation>1</text:note-citation><text:note-body><text:p text:style-name="P25"><text:span text:style-name="T181">De </text:span><text:span text:style-name="Toets-voetnoot"><text:span text:style-name="T183">Super</text:span></text:span><text:span text:style-name="T181">-toets is de </text:span><text:span text:style-name="Toets-voetnoot"><text:span text:style-name="T181">Windows</text:span></text:span><text:span text:style-name="T181">-toets, </text:span><text:span text:style-name="Toets-voetnoot"><text:span text:style-name="T181">Command</text:span></text:span><text:span text:style-name="T181">-toets </text:span><text:span text:style-name="T182">(Apple)</text:span><text:span text:style-name="T181">, of </text:span><text:span text:style-name="Toets-voetnoot"><text:span text:style-name="T181">Vergrootglas</text:span></text:span><text:span text:style-name="T181">-toets </text:span><text:span text:style-name="T182">(Chromebook)</text:span><text:span text:style-name="T181">.</text:span></text:p></text:note-body></text:note></text:span></text:span><text:span text:style-name="Strong_20_Emphasis"><text:span text:style-name="T46">, </text:span></text:span><text:span text:style-name="Strong_20_Emphasis"><text:span text:style-name="T65">t</text:span></text:span><text:span text:style-name="Strong_20_Emphasis"><text:span text:style-name="T42">yp </text:span></text:span><text:span text:style-name="User_20_Entry"><text:span text:style-name="T22">term</text:span></text:span><text:span text:style-name="Strong_20_Emphasis"><text:span text:style-name="T43"> </text:span></text:span><text:span text:style-name="Strong_20_Emphasis"><text:span text:style-name="T44">e</text:span></text:span><text:span text:style-name="Strong_20_Emphasis"><text:span text:style-name="T39">n </text:span></text:span><text:span text:style-name="Strong_20_Emphasis"><text:span text:style-name="T45">k</text:span></text:span><text:span text:style-name="Strong_20_Emphasis"><text:span text:style-name="T39">lik op het pictogram van </text:span></text:span><text:span text:style-name="Strong_20_Emphasis"><text:span text:style-name="T89">Terminalvenster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7"/></text:span></text:p>
          </table:table-cell>
          <table:table-cell table:style-name="_33_._5f_Installatie_5f_afronden.C6" office:value-type="string">
            <text:p text:style-name="P101"><text:span text:style-name="T3">Typ</text:span><text:span text:style-name="Strong_20_Emphasis"><text:span text:style-name="T43"> de </text:span></text:span><text:span text:style-name="Strong_20_Emphasis"><text:span text:style-name="T47">drie </text:span></text:span><text:span text:style-name="Strong_20_Emphasis"><text:span text:style-name="T43">opdrachten </text:span></text:span><text:span text:style-name="Strong_20_Emphasis"><text:span text:style-name="T68">achter de </text:span></text:span><text:span text:style-name="User_20_Entry"><text:span text:style-name="T19">$</text:span></text:span><text:span text:style-name="Strong_20_Emphasis"><text:span text:style-name="T43">, ieder gevolgd door de </text:span></text:span><text:span text:style-name="Toets"><text:span text:style-name="T25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7" office:value-type="string">
            <text:p text:style-name="P62"><text:span text:style-name="User_20_Entry"><text:span text:style-name="T23">$ </text:span></text:span><text:span text:style-name="User_20_Entry"><text:span text:style-name="T15">sudo</text:span></text:span><text:span text:style-name="User_20_Entry"><text:span text:style-name="T16"> </text:span></text:span><text:span text:style-name="User_20_Entry"><text:span text:style-name="T1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8" office:value-type="string">
            <text:p text:style-name="P91"><text:span text:style-name="User_20_Entry"><text:span text:style-name="T23">$ </text:span></text:span><text:span text:style-name="User_20_Entry"><text:span text:style-name="T16">wget karelzimmer.nl/</text:span></text:span><text:span text:style-name="User_20_Entry"><text:span text:style-name="T163">getkz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9" office:value-type="string">
            <text:p text:style-name="P91"><text:span text:style-name="User_20_Entry"><text:span text:style-name="T23">$ </text:span></text:span><text:span text:style-name="User_20_Entry"><text:span text:style-name="T16">bash </text:span></text:span><text:span text:style-name="User_20_Entry"><text:span text:style-name="T17">g</text:span></text:span><text:span text:style-name="User_20_Entry"><text:span text:style-name="T164">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53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18"><draw:control text:anchor-type="as-char" draw:z-index="25" draw:name="Vorm 6" draw:style-name="gr1" draw:text-style-name="P110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61">D</text:span></text:span><text:span text:style-name="Strong_20_Emphasis"><text:span text:style-name="T57">ruk</text:span></text:span><text:span text:style-name="Strong_20_Emphasis"><text:span text:style-name="T40"> op</text:span></text:span><text:span text:style-name="Strong_20_Emphasis"><text:span text:style-name="T46"> de </text:span></text:span><text:span text:style-name="Toets"><text:span text:style-name="T25">Super</text:span></text:span><text:span text:style-name="Strong_20_Emphasis"><text:span text:style-name="T46">-toets, </text:span></text:span><text:span text:style-name="Strong_20_Emphasis"><text:span text:style-name="T61">t</text:span></text:span><text:span text:style-name="Strong_20_Emphasis"><text:span text:style-name="T42">yp </text:span></text:span><text:span text:style-name="User_20_Entry"><text:span text:style-name="T21">m</text:span></text:span><text:span text:style-name="User_20_Entry"><text:span text:style-name="T22">enu</text:span></text:span><text:span text:style-name="Strong_20_Emphasis"><text:span text:style-name="T41"> </text:span></text:span><text:span text:style-name="Strong_20_Emphasis"><text:span text:style-name="T44">e</text:span></text:span><text:span text:style-name="Strong_20_Emphasis"><text:span text:style-name="T39">n </text:span></text:span><text:span text:style-name="Strong_20_Emphasis"><text:span text:style-name="T45">k</text:span></text:span><text:span text:style-name="Strong_20_Emphasis"><text:span text:style-name="T39">lik op het pictogram van </text:span></text:span><text:span text:style-name="Strong_20_Emphasis"><text:span text:style-name="T103">Installatiem</text:span></text:span><text:span text:style-name="Strong_20_Emphasis"><text:span text:style-name="T104">enu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37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60">Selecteer</text:span></text:span><text:span text:style-name="Strong_20_Emphasis"><text:span text:style-name="T52"> </text:span></text:span><text:span text:style-name="Strong_20_Emphasis"><text:span text:style-name="T106">3</text:span></text:span><text:span text:style-name="Strong_20_Emphasis"><text:span text:style-name="T83"> </text:span></text:span><text:span text:style-name="Strong_20_Emphasis"><text:span text:style-name="T84">Installatie</text:span></text:span><text:span text:style-name="Strong_20_Emphasis"><text:span text:style-name="T85"> </text:span></text:span><text:span text:style-name="Strong_20_Emphasis"><text:span text:style-name="T86">afronden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2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51"><text:span text:style-name="Strong_20_Emphasis"><text:span text:style-name="T34"><text:tab/></text:span></text:span></text:p>
      <text:p text:style-name="P52"><text:span text:style-name="Strong_20_Emphasis"><text:span text:style-name="T49"><text:tab/></text:span></text:span></text:p>
      <text:list text:continue-numbering="true" text:style-name="L1">
        <text:list-item>
          <text:p text:style-name="P106"><text:span text:style-name="Strong_20_Emphasis"><text:span text:style-name="T1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71"><draw:control text:anchor-type="as-char" draw:z-index="7" draw:name="Vorm36_0" draw:style-name="gr1" draw:text-style-name="P110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71"><draw:control text:anchor-type="as-char" draw:z-index="10" draw:name="Vorm36_ 1" draw:style-name="gr1" draw:text-style-name="P110" svg:width="0.35cm" svg:height="0.35cm" draw:control="control9"/></text:span></text:span></text:p>
          </table:table-cell>
          <table:table-cell table:style-name="Tabel2.D1" office:value-type="string">
            <text:p text:style-name="P46"><text:span text:style-name="Strong_20_Emphasis"><text:span text:style-name="T34">Aanmelden als </text:span></text:span><text:span text:style-name="Strong_20_Emphasis"><text:span text:style-name="T37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8"><text:note text:id="ftn8" text:note-class="footnote"><text:note-citation>1</text:note-citation><text:note-body><text:p text:style-name="P58"><text:span text:style-name="User_20_Entry"><text:span text:style-name="T120">E</text:span></text:span><text:span text:style-name="User_20_Entry"><text:span text:style-name="T138">v</text:span></text:span><text:span text:style-name="User_20_Entry"><text:span text:style-name="T139">en</text:span></text:span><text:span text:style-name="User_20_Entry"><text:span text:style-name="T141">t</text:span></text:span><text:span text:style-name="User_20_Entry"><text:span text:style-name="T142">uele </text:span></text:span><text:span text:style-name="User_20_Entry"><text:span text:style-name="T143">extra </text:span></text:span><text:span text:style-name="Definition"><text:span text:style-name="T227">gebruiker</text:span></text:span><text:span text:style-name="User_20_Entry"><text:span text:style-name="T143">s aanmelden </text:span></text:span><text:span text:style-name="User_20_Entry"><text:span text:style-name="T144">en dezelfde stappen uitvoeren</text:span></text:span><text:span text:style-name="User_20_Entry"><text:span text:style-name="T140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2"><text:span text:style-name="Strong_20_Emphasis"><text:span text:style-name="T71"/></text:span></text:p>
          </table:table-cell>
          <table:table-cell table:style-name="Tabel2.A1" office:value-type="string">
            <text:p text:style-name="P72"><text:span text:style-name="Strong_20_Emphasis"><text:span text:style-name="T71"><draw:control text:anchor-type="as-char" draw:z-index="12" draw:name="Vorm36_ 4" draw:style-name="gr1" draw:text-style-name="P110" svg:width="0.35cm" svg:height="0.35cm" draw:control="control11"/></text:span></text:span></text:p>
          </table:table-cell>
          <table:table-cell table:style-name="Tabel2.D2" office:value-type="string">
            <text:p text:style-name="P49"><text:span text:style-name="Strong_20_Emphasis"><text:span text:style-name="T268">Volg de welkomstschermen.</text:span></text:span><text:span text:style-name="T257"/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18"><draw:control text:anchor-type="as-char" draw:z-index="26" draw:name="Vorm 9" draw:style-name="gr1" draw:text-style-name="P110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18"><draw:control text:anchor-type="as-char" draw:z-index="27" draw:name="Vorm 10" draw:style-name="gr1" draw:text-style-name="P110" svg:width="0.35cm" svg:height="0.35cm" draw:control="control26"/></text:span></text:span></text:p>
          </table:table-cell>
          <table:table-cell table:style-name="Tabel2.D5" office:value-type="string">
            <text:p text:style-name="P44"><text:span text:style-name="Strong_20_Emphasis"><text:span text:style-name="T64">Dr</text:span></text:span><text:span text:style-name="Strong_20_Emphasis"><text:span text:style-name="T57">uk</text:span></text:span><text:span text:style-name="Strong_20_Emphasis"><text:span text:style-name="T40"> op</text:span></text:span><text:span text:style-name="Strong_20_Emphasis"><text:span text:style-name="T46"> de </text:span></text:span><text:span text:style-name="Toets"><text:span text:style-name="T25">Super</text:span></text:span><text:span text:style-name="Strong_20_Emphasis"><text:span text:style-name="T46">-toets</text:span></text:span><text:span text:style-name="Strong_20_Emphasis"><text:span text:style-name="T41"><text:note text:id="ftn9" text:note-class="footnote"><text:note-citation>2</text:note-citation><text:note-body><text:p text:style-name="P25"><text:span text:style-name="T181">De </text:span><text:span text:style-name="Toets-voetnoot"><text:span text:style-name="T183">Super</text:span></text:span><text:span text:style-name="T181">-toets is de </text:span><text:span text:style-name="Toets-voetnoot"><text:span text:style-name="T181">Windows</text:span></text:span><text:span text:style-name="T181">-toets, </text:span><text:span text:style-name="Toets-voetnoot"><text:span text:style-name="T181">Command</text:span></text:span><text:span text:style-name="T181">-toets </text:span><text:span text:style-name="T182">(Apple)</text:span><text:span text:style-name="T181">, of </text:span><text:span text:style-name="Toets-voetnoot"><text:span text:style-name="T181">Vergrootglas</text:span></text:span><text:span text:style-name="T181">-toets </text:span><text:span text:style-name="T182">(Chromebook)</text:span><text:span text:style-name="T181">.</text:span><text:span text:style-name="T184">\</text:span></text:p></text:note-body></text:note></text:span></text:span><text:span text:style-name="Strong_20_Emphasis"><text:span text:style-name="T46">, </text:span></text:span><text:span text:style-name="Strong_20_Emphasis"><text:span text:style-name="T64">t</text:span></text:span><text:span text:style-name="Strong_20_Emphasis"><text:span text:style-name="T42">yp </text:span></text:span><text:span text:style-name="User_20_Entry"><text:span text:style-name="T21">m</text:span></text:span><text:span text:style-name="User_20_Entry"><text:span text:style-name="T22">enu</text:span></text:span><text:span text:style-name="Strong_20_Emphasis"><text:span text:style-name="T58"> </text:span></text:span><text:span text:style-name="Strong_20_Emphasis"><text:span text:style-name="T44">e</text:span></text:span><text:span text:style-name="Strong_20_Emphasis"><text:span text:style-name="T39">n </text:span></text:span><text:span text:style-name="Strong_20_Emphasis"><text:span text:style-name="T45">k</text:span></text:span><text:span text:style-name="Strong_20_Emphasis"><text:span text:style-name="T39">lik op het pictogram van </text:span></text:span><text:span text:style-name="Strong_20_Emphasis"><text:span text:style-name="T103">Installatiem</text:span></text:span><text:span text:style-name="Strong_20_Emphasis"><text:span text:style-name="T104">enu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6" office:value-type="string">
            <text:p text:style-name="P43"><text:span text:style-name="Strong_20_Emphasis"><text:span text:style-name="T60">Selecteer</text:span></text:span><text:span text:style-name="Strong_20_Emphasis"><text:span text:style-name="T52"> </text:span></text:span><text:span text:style-name="Strong_20_Emphasis"><text:span text:style-name="T106">4</text:span></text:span><text:span text:style-name="Strong_20_Emphasis"><text:span text:style-name="T83"> </text:span></text:span><text:span text:style-name="Strong_20_Emphasis"><text:span text:style-name="T66">Gebruiker inrichten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7" office:value-type="string">
            <text:p text:style-name="P56"><text:span text:style-name="T2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22"/>
      <text:p text:style-name="P6"/>
      <text:p text:style-name="P60"><text:span text:style-name="T109">E</text:span><text:span text:style-name="T110">inde c</text:span><text:span text:style-name="T111">hecklist, </text:span><text:span text:style-name="T112">d</text:span><text:span text:style-name="T111">e</text:span><text:span text:style-name="T195"> installatie van </text:span><text:span text:style-name="T195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96"><text:s/></text:span></text:span><text:span text:style-name="Strong_20_Emphasis"><text:span text:style-name="T200">Desktop</text:span></text:span><text:span text:style-name="Strong_20_Emphasis"><text:span text:style-name="T199"> </text:span></text:span><text:span text:style-name="T195">is voltooid.</text:span></text:p>
      <text:p text:style-name="P39"/>
      <text:list text:style-name="L2">
        <text:list-header>
          <text:p text:style-name="P108"><text:span text:style-name="Emphasis"><text:span text:style-name="T23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9">Karel Zimmer</text:span></text:span></text:a><text:span text:style-name="Emphasis"><text:span text:style-name="T240">.</text:span></text:span></text:p>
          <text:p text:style-name="P109"><text:span text:style-name="Emphasis"><text:span text:style-name="T242">Licentie </text:span></text:span><text:span text:style-name="Emphasis"><text:span text:style-name="T240">C</text:span></text:span><text:span text:style-name="Emphasis"><text:span text:style-name="T241">C0</text:span></text:span><text:span text:style-name="Emphasis"><text:span text:style-name="T240"> 1.0 </text:span></text:span><text:span text:style-name="Emphasis"><text:span text:style-name="T23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7"><text:s/></text:span></text:span><text:span text:style-name="Emphasis"><text:span text:style-name="T23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5-01-02T12:56:04.153246697">02-01-2025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12:56:04.008720277</dc:date>
    <meta:keyword>Installatie</meta:keyword>
    <meta:keyword>Checklist</meta:keyword>
    <meta:keyword>Linux</meta:keyword>
    <meta:editing-cycles>7032</meta:editing-cycles>
    <meta:editing-duration>P12DT19H8M4S</meta:editing-duration>
    <dc:creator>Karel Zimmer</dc:creator>
    <meta:printed-by>PDF-bestanden: Karel Zimmer</meta:printed-by>
    <meta:print-date>2025-01-02T07:52:43.066842496</meta:print-date>
    <meta:document-statistic meta:table-count="4" meta:image-count="2" meta:object-count="0" meta:page-count="4" meta:paragraph-count="107" meta:word-count="578" meta:character-count="3862" meta:non-whitespace-character-count="3342"/>
    <meta:user-defined meta:name="Info 1"/>
    <meta:user-defined meta:name="Info 2"/>
    <meta:user-defined meta:name="Info 3"/>
    <meta:user-defined meta:name="Info 4"/>
  </office:meta>
</office:document-meta>
</file>